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26 Sheet1.B1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382in" svg:x="1.828in" svg:y="5.5705in">
            <draw:object draw:notify-on-update-of-ranges="Sheet1.A32:Sheet1.A57 Sheet1.B32:Sheet1.B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(1-[.$A28])*(1-[.$B28])*(1-[.$D28])*(1-[.$E28])*(1-[.$F28])" office:value-type="float" office:value="0.038" calcext:value-type="float">
            <text:p>0.038</text:p>
          </table:table-cell>
          <table:table-cell table:formula="of:=(1-[.$A28])*(1-[.$B28])*(1-[.$D28])*(1-[.$E28])*([.$F28])+(1-[.$A28])*(1-[.$B28])*(1-[.$D28])*([.$E28])*(1-[.$F28])+(1-[.$A28])*(1-[.$B28])*([.$D28])*(1-[.$E28])*(1-[.$F28])+(1-[.$A28])*([.$B28])*(1-[.$D28])*(1-[.$E28])*(1-[.$F28])+([.$A28])*(1-[.$B28])*(1-[.$D28])*(1-[.$E28])*(1-[.$F28])" office:value-type="float" office:value="0.192" calcext:value-type="float">
            <text:p>0.192</text:p>
          </table:table-cell>
          <table:table-cell table:formula="of:=(1-[.$A28])*(1-[.$B28])*(1-[.$D28])*([.$E28])*([.$F28])+(1-[.$A28])*(1-[.$B28])*([.$D28])*(1-[.$E28])*([.$F28])+(1-[.$A28])*([.$B28])*(1-[.$D28])*(1-[.$E28])*([.$F28])+([.$A28])*(1-[.$B28])*(1-[.$D28])*(1-[.$E28])*([.$F28])+(1-[.$A28])*(1-[.$B28])*([.$D28])*([.$E28])*(1-[.$F28])+(1-[.$A28])*([.$B28])*(1-[.$D28])*([.$E28])*(1-[.$F28])+([.$A28])*(1-[.$B28])*(1-[.$D28])*([.$E28])*(1-[.$F28])+(1-[.$A28])*([.$B28])*([.$D28])*(1-[.$E28])*(1-[.$F28])+([.$A28])*(1-[.$B28])*([.$D28])*(1-[.$E28])*(1-[.$F28])+([.$A28])*([.$B28])*(1-[.$D28])*(1-[.$E28])*(1-[.$F28])" office:value-type="float" office:value="0.3615" calcext:value-type="float">
            <text:p>0.3615</text:p>
          </table:table-cell>
          <table:table-cell table:formula="of:=(1-[.$A28])*(1-[.$B28])*([.$D28])*([.$E28])*([.$F28])+(1-[.$A28])*([.$B28])*(1-[.$D28])*([.$E28])*([.$F28])+([.$A28])*(1-[.$B28])*(1-[.$D28])*([.$E28])*([.$F28])+(1-[.$A28])*([.$B28])*([.$D28])*(1-[.$E28])*([.$F28])+([.$A28])*(1-[.$B28])*([.$D28])*(1-[.$E28])*([.$F28])+([.$A28])*([.$B28])*(1-[.$D28])*(1-[.$E28])*([.$F28])+(1-[.$A28])*([.$B28])*([.$D28])*([.$E28])*(1-[.$F28])+([.$A28])*(1-[.$B28])*([.$D28])*([.$E28])*(1-[.$F28])+([.$A28])*([.$B28])*(1-[.$D28])*([.$E28])*(1-[.$F28])+([.$A28])*([.$B28])*([.$D28])*(1-[.$E28])*(1-[.$F28])" office:value-type="float" office:value="0.3035" calcext:value-type="float">
            <text:p>0.3035</text:p>
          </table:table-cell>
          <table:table-cell table:formula="of:=(1-[.$A28])*([.$B28])*([.$D28])*([.$E28])*([.$F28]) + ([.$A28])*(1-[.$B28])*([.$D28])*([.$E28])*([.$F28]) + ([.$A28])*([.$B28])*(1-[.$D28])*([.$E28])*([.$F28]) + ([.$A28])*([.$B28])*([.$D28])*(1-[.$E28])*([.$F28]) + ([.$A28])*([.$B28])*([.$D28])*([.$E28])*(1-[.$F28])" office:value-type="float" office:value="0.1005" calcext:value-type="float">
            <text:p>0.1005</text:p>
          </table:table-cell>
          <table:table-cell table:formula="of:=[.$A28]*[.$B28]*[.$D28]*[.$E28]*[.$F28]" office:value-type="float" office:value="0.0045" calcext:value-type="float">
            <text:p>0.0045</text:p>
          </table:table-cell>
          <table:table-cell table:formula="of:=SUM([.A30:.F30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16:18:20.673000000</meta:creation-date>
    <dc:date>2025-03-14T15:32:56.783000000</dc:date>
    <meta:editing-duration>P4DT23H14M36S</meta:editing-duration>
    <meta:editing-cycles>1</meta:editing-cycles>
    <meta:document-statistic meta:table-count="1" meta:cell-count="123" meta:object-count="2"/>
    <meta:generator>LibreOffice/7.5.1.2$Windows_X86_64 LibreOffice_project/fcbaee479e84c6cd81291587d2ee68cba099e12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cm" svg:y="4.198cm" style:legend-expansion="high" chart:style-name="ch2"/>
        <chart:plot-area chart:style-name="ch3" table:cell-range-address="Sheet1.A1:Sheet1.B26" chart:data-source-has-labels="column" svg:x="0.32cm" svg:y="0.18cm" svg:width="13.06cm" svg:height="8.64cm">
          <chart:coordinate-region svg:x="1.143cm" svg:y="0.382cm" svg:width="12.237cm" svg:height="7.785cm"/>
          <chart:axis chart:dimension="x" chart:name="primary-x" chart:style-name="ch4" chartooo:axis-type="auto">
            <chartooo:date-scale/>
            <chart:categories table:cell-range-address="Sheet1.A1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Sheet1.A1:Sheet1.A26</svg:desc>
                </draw:g>
              </table:table-cell>
              <table:table-cell office:value-type="float" office:value="353">
                <text:p>353</text:p>
                <draw:g>
                  <svg:desc>Sheet1.B1:Sheet1.B26</svg:desc>
                </draw:g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bar" chart:style-name="ch1">
        <chart:legend chart:legend-position="end" svg:x="13.698cm" svg:y="4.192cm" style:legend-expansion="high" chart:style-name="ch2"/>
        <chart:plot-area chart:style-name="ch3" table:cell-range-address="Sheet1.A32:Sheet1.B57" chart:data-source-has-labels="column" svg:x="0.319cm" svg:y="0.179cm" svg:width="13.06cm" svg:height="8.63cm">
          <chart:coordinate-region svg:x="1.142cm" svg:y="0.381cm" svg:width="12.237cm" svg:height="7.775cm"/>
          <chart:axis chart:dimension="x" chart:name="primary-x" chart:style-name="ch4" chartooo:axis-type="auto">
            <chartooo:date-scale/>
            <chart:categories table:cell-range-address="Sheet1.A32:Sheet1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2:Sheet1.B57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2:Sheet1.A57</svg:desc>
                </draw:g>
              </table:table-cell>
              <table:table-cell office:value-type="float" office:value="380">
                <text:p>380</text:p>
                <draw:g>
                  <svg:desc>Sheet1.B32:Sheet1.B57</svg:desc>
                </draw:g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